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arxiv.org/pdf/2409.04600" text:style-name="Internet_20_link" text:visited-style-name="Visited_20_Internet_20_Link">https://arxiv.org/pdf/2409.04600</text:a></text:p>
      <text:p text:style-name="P1"/>
      <text:p text:style-name="P1"/>
      <text:p text:style-name="P1">Our LLM-assisted systematic review revealed a significant number of research projects related to review automation using LLMs. The results looked promising, and we anticipate that LLMs will change in the near future the way the scientific reviews are conducted, significantly reducing the time required to generate systematic reviews of the literature and expanding how systematic reviews are used to guide sci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20T13:14:07.192000000</dc:date>
    <meta:editing-duration>PT2M33S</meta:editing-duration>
    <meta:editing-cycles>2</meta:editing-cycles>
    <meta:generator>LibreOffice/24.8.6.2$Windows_X86_64 LibreOffice_project/6d98ba145e9a8a39fc57bcc76981d1fb1316c60c</meta:generator>
    <meta:document-statistic meta:table-count="0" meta:image-count="0" meta:object-count="0" meta:page-count="1" meta:paragraph-count="2" meta:word-count="62" meta:character-count="447" meta:non-whitespace-character-count="387"/>
  </office:meta>
</office:document-meta>
</file>